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fedf6" officeooo:paragraph-rsid="000fedf6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fedf6" officeooo:paragraph-rsid="000fedf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fedf6" officeooo:paragraph-rsid="000fedf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5f3c9" officeooo:paragraph-rsid="000fedf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edf6" officeooo:paragraph-rsid="000fedf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5f3c9" officeooo:paragraph-rsid="000fedf6" style:font-size-asian="12pt" style:font-weight-asian="normal" style:font-size-complex="12pt" style:font-weight-complex="normal"/>
    </style:style>
    <style:style style:name="T1" style:family="text">
      <style:text-properties officeooo:rsid="000fedf6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MATICA REPLAY</text:p>
      <text:p text:style-name="P1"/>
      <text:p text:style-name="P2">Analizador Lexico:</text:p>
      <text:p text:style-name="P2"/>
      <text:p text:style-name="P3">Letra = [a-zA-Z]</text:p>
      <text:p text:style-name="P3">Numero = [0123456789]</text:p>
      <text:p text:style-name="P3">Numero2 = [123456789]</text:p>
      <text:p text:style-name="P3">Turno = [TURNO]</text:p>
      <text:p text:style-name="P3">Caracteres1 = [$_]</text:p>
      <text:p text:style-name="P3">Caracteres2 = [-]</text:p>
      <text:p text:style-name="P3">Coma = [,]</text:p>
      <text:p text:style-name="P3">Punto = [.]</text:p>
      <text:p text:style-name="P3">Salto = \r|\n|\r\n</text:p>
      <text:p text:style-name="P3">Espacio = {Salto} | [ \t\f]</text:p>
      <text:p text:style-name="P3"/>
      <text:p text:style-name="P4">“,”<text:tab/><text:tab/><text:tab/><text:tab/><text:tab/><text:tab/><text:tab/><text:tab/><text:tab/>COMA</text:p>
      <text:p text:style-name="P4">“true”<text:tab/><text:tab/><text:tab/><text:tab/><text:tab/><text:tab/><text:tab/><text:tab/> <text:tab/>VERDADERO</text:p>
      <text:p text:style-name="P4">“false”<text:tab/><text:tab/><text:tab/><text:tab/><text:tab/><text:tab/><text:tab/><text:tab/><text:tab/>FALSO</text:p>
      <text:p text:style-name="P4">“{“<text:tab/><text:tab/><text:tab/><text:tab/><text:tab/><text:tab/><text:tab/><text:tab/><text:tab/>LLAVE_A</text:p>
      <text:p text:style-name="P4">“}”<text:tab/><text:tab/><text:tab/><text:tab/><text:tab/><text:tab/><text:tab/><text:tab/><text:tab/>LLAVE_B</text:p>
      <text:p text:style-name="P4">“[“<text:tab/><text:tab/><text:tab/><text:tab/><text:tab/><text:tab/><text:tab/><text:tab/><text:tab/>AGRUPACION_A</text:p>
      <text:p text:style-name="P4">“]”<text:tab/><text:tab/><text:tab/><text:tab/><text:tab/><text:tab/><text:tab/><text:tab/><text:tab/>AGRUPACION_B</text:p>
      <text:p text:style-name="P4">“:”<text:tab/><text:tab/><text:tab/><text:tab/><text:tab/><text:tab/><text:tab/><text:tab/><text:tab/>DOS_PUNTOS</text:p>
      <text:p text:style-name="P4">“.”<text:tab/><text:tab/><text:tab/><text:tab/><text:tab/><text:tab/><text:tab/><text:tab/><text:tab/>PUNTO</text:p>
      <text:p text:style-name="P4">“\””<text:tab/><text:tab/><text:tab/><text:tab/><text:tab/><text:tab/><text:tab/><text:tab/><text:tab/>COMILLAS</text:p>
      <text:p text:style-name="P4">“MAPA”<text:tab/><text:tab/><text:tab/><text:tab/><text:tab/><text:tab/><text:tab/><text:tab/>MAPA</text:p>
      <text:p text:style-name="P4">“id”<text:tab/><text:tab/><text:tab/><text:tab/><text:tab/><text:tab/><text:tab/><text:tab/><text:tab/>id</text:p>
      <text:p text:style-name="P4">“size”<text:tab/><text:tab/><text:tab/><text:tab/><text:tab/><text:tab/><text:tab/><text:tab/><text:tab/>size</text:p>
      <text:p text:style-name="P4">“filas”<text:tab/><text:tab/><text:tab/><text:tab/><text:tab/><text:tab/><text:tab/><text:tab/><text:tab/>filas</text:p>
      <text:p text:style-name="P4">“columnas”<text:tab/><text:tab/><text:tab/><text:tab/><text:tab/><text:tab/><text:tab/><text:tab/>columnas</text:p>
      <text:p text:style-name="P4">“alAzar”<text:tab/><text:tab/><text:tab/><text:tab/><text:tab/><text:tab/><text:tab/><text:tab/>alAzar</text:p>
      <text:p text:style-name="P4">“planetasNeutrales”<text:tab/><text:tab/><text:tab/><text:tab/><text:tab/><text:tab/><text:tab/>pNeutrales</text:p>
      <text:p text:style-name="P4">“mapaCiego”<text:tab/><text:tab/><text:tab/><text:tab/><text:tab/><text:tab/><text:tab/><text:tab/>mapaCiego</text:p>
      <text:p text:style-name="P4">“acumular”<text:tab/><text:tab/><text:tab/><text:tab/><text:tab/><text:tab/><text:tab/><text:tab/>acumular</text:p>
      <text:p text:style-name="P4">“NEUTRALES”<text:tab/><text:tab/><text:tab/><text:tab/><text:tab/><text:tab/><text:tab/>NEUTRALES</text:p>
      <text:p text:style-name="P4">“mostrarNaves”<text:tab/><text:tab/><text:tab/><text:tab/><text:tab/><text:tab/><text:tab/>mostrarNaves</text:p>
      <text:p text:style-name="P4">“mostrarEstadisticas”<text:tab/><text:tab/><text:tab/><text:tab/><text:tab/><text:tab/><text:tab/>mostrarEstadisticas</text:p>
      <text:p text:style-name="P4">“produccion”<text:tab/><text:tab/><text:tab/><text:tab/><text:tab/><text:tab/><text:tab/><text:tab/>produccion</text:p>
      <text:p text:style-name="P4">“finalizacion”<text:tab/><text:tab/><text:tab/><text:tab/><text:tab/><text:tab/><text:tab/><text:tab/>finalizacion</text:p>
      <text:p text:style-name="P4">“PLANETAS”<text:tab/><text:tab/><text:tab/><text:tab/><text:tab/><text:tab/><text:tab/>PLANETAS</text:p>
      <text:p text:style-name="P4">“nombre”<text:tab/><text:tab/><text:tab/><text:tab/><text:tab/><text:tab/><text:tab/><text:tab/>nombre</text:p>
      <text:p text:style-name="P4">“naves”<text:tab/><text:tab/><text:tab/><text:tab/><text:tab/><text:tab/><text:tab/><text:tab/>naves</text:p>
      <text:p text:style-name="P4">“posicionX”<text:tab/><text:tab/><text:tab/><text:tab/><text:tab/><text:tab/><text:tab/><text:tab/>posX</text:p>
      <text:p text:style-name="P4">“posicionY”<text:tab/><text:tab/><text:tab/><text:tab/><text:tab/><text:tab/><text:tab/><text:tab/>posY</text:p>
      <text:p text:style-name="P4">“porcentajeMuertes”<text:tab/><text:tab/><text:tab/><text:tab/><text:tab/><text:tab/><text:tab/>porcMuertes</text:p>
      <text:p text:style-name="P4">“PLANETAS_NEUTRALES”<text:tab/><text:tab/><text:tab/><text:tab/><text:tab/>PLANETAS_NEUTRALES</text:p>
      <text:p text:style-name="P4">“JUGADORES”<text:tab/><text:tab/><text:tab/><text:tab/><text:tab/><text:tab/><text:tab/>JUGADORES</text:p>
      <text:p text:style-name="P4">“planetas”<text:tab/><text:tab/><text:tab/><text:tab/><text:tab/><text:tab/><text:tab/><text:tab/>planetas</text:p>
      <text:p text:style-name="P4"><text:soft-page-break/>“tipo”<text:tab/><text:tab/><text:tab/><text:tab/><text:tab/><text:tab/><text:tab/><text:tab/> <text:tab/>tipo</text:p>
      <text:p text:style-name="P4">“color”<text:tab/><text:tab/><text:tab/><text:tab/><text:tab/><text:tab/><text:tab/><text:tab/><text:tab/>color</text:p>
      <text:p text:style-name="P4">“<text:span text:style-name="T1">SECUENCIAS”<text:tab/><text:tab/><text:tab/><text:tab/><text:tab/><text:tab/><text:tab/>SECUENCIAS</text:span></text:p>
      <text:p text:style-name="P4">“<text:span text:style-name="T1">TURNO”<text:tab/><text:tab/><text:tab/><text:tab/><text:tab/><text:tab/><text:tab/><text:tab/>TURNO </text:span></text:p>
      <text:p text:style-name="P4">“<text:span text:style-name="T1">ACCIONES”<text:tab/><text:tab/><text:tab/><text:tab/><text:tab/><text:tab/><text:tab/><text:tab/>ACCIONES</text:span></text:p>
      <text:p text:style-name="P4"><text:bookmark-start text:name="__DdeLink__620_3549432489"/>“<text:span text:style-name="T1">Flota”<text:tab/><text:tab/><text:tab/><text:tab/><text:tab/><text:tab/><text:tab/><text:tab/><text:tab/>Flota</text:span></text:p>
      <text:p text:style-name="P4">“<text:span text:style-name="T1">planetaOrigen”<text:tab/><text:tab/><text:tab/><text:tab/><text:tab/><text:tab/><text:tab/>planetaOrigen</text:span></text:p>
      <text:p text:style-name="P4">“<text:span text:style-name="T1">planetaDestino”<text:tab/><text:tab/><text:tab/><text:tab/><text:tab/><text:tab/><text:tab/>planetaDestino</text:span></text:p>
      <text:p text:style-name="P4">“<text:span text:style-name="T1">noNaves”<text:tab/><text:tab/><text:tab/><text:tab/><text:tab/><text:tab/><text:tab/><text:tab/>noNaves</text:span></text:p>
      <text:p text:style-name="P4">“<text:span text:style-name="T1">noJugadorEnvio”<text:tab/><text:tab/><text:tab/><text:tab/><text:tab/><text:tab/><text:tab/>noJugadorEnvio</text:span></text:p>
      <text:p text:style-name="P4">“<text:span text:style-name="T1">noJugadorAtaque”<text:tab/><text:tab/><text:tab/><text:tab/><text:tab/><text:tab/><text:tab/>noJugadorAtaque</text:span></text:p>
      <text:p text:style-name="P4">“<text:span text:style-name="T1">turnoLlegada”<text:tab/><text:tab/><text:tab/><text:tab/><text:tab/><text:tab/><text:tab/>turnoLlegada</text:span></text:p>
      <text:p text:style-name="P4">“<text:span text:style-name="T1">verificador”<text:tab/><text:tab/><text:tab/><text:tab/><text:tab/><text:tab/><text:tab/><text:tab/>verificador</text:span></text:p>
      <text:p text:style-name="P4">“<text:span text:style-name="T1">IMPACTOS”<text:tab/><text:tab/><text:tab/><text:tab/><text:tab/><text:tab/><text:tab/><text:tab/>IMPACTOS</text:span></text:p>
      <text:p text:style-name="P4">“<text:span text:style-name="T1">navesRestantes”<text:tab/><text:tab/><text:tab/><text:tab/><text:tab/><text:tab/><text:tab/>navesRestantes</text:span></text:p>
      <text:p text:style-name="P4">“<text:span text:style-name="T1">estado”<text:tab/><text:tab/><text:tab/><text:tab/><text:tab/><text:tab/><text:tab/><text:tab/>estado</text:span></text:p>
      <text:p text:style-name="P4">“<text:span text:style-name="T1">mensaje”<text:tab/><text:tab/><text:tab/><text:tab/><text:tab/><text:tab/><text:tab/><text:tab/>mensaje</text:span></text:p>
      <text:p text:style-name="P4">“<text:span text:style-name="T1">estadoJugador”<text:tab/><text:tab/><text:tab/><text:tab/><text:tab/><text:tab/><text:tab/>estadoJugador</text:span></text:p>
      <text:p text:style-name="P4">“<text:span text:style-name="T1">noFlota”<text:tab/><text:tab/><text:tab/><text:tab/><text:tab/><text:tab/><text:tab/><text:tab/>noFlota</text:span></text:p>
      <text:p text:style-name="P4">“<text:span text:style-name="T1">jugadorAtacante”<text:tab/><text:tab/><text:tab/><text:tab/><text:tab/><text:tab/><text:tab/>jugadorAtacante</text:span></text:p>
      <text:p text:style-name="P4">“<text:span text:style-name="T1">planetaAtacante”<text:tab/><text:tab/><text:tab/><text:tab/><text:tab/><text:tab/><text:tab/>planetaAtacante</text:span></text:p>
      <text:p text:style-name="P4">“<text:span text:style-name="T1">RESUMEN”<text:tab/><text:tab/><text:tab/><text:tab/><text:tab/><text:tab/><text:tab/><text:tab/>RESUMEN</text:span></text:p>
      <text:p text:style-name="P4">“<text:span text:style-name="T1">VIVO”<text:tab/><text:tab/><text:tab/><text:tab/><text:tab/><text:tab/><text:tab/><text:tab/>VIVO</text:span></text:p>
      <text:p text:style-name="P4">“<text:span text:style-name="T1">CONQUISTADO”<text:tab/><text:tab/><text:tab/><text:tab/><text:tab/><text:tab/><text:tab/>CONQUISTADO</text:span></text:p>
      <text:p text:style-name="P4">“<text:span text:style-name="T1">turnoJugador”<text:tab/><text:tab/><text:tab/><text:tab/><text:tab/><text:tab/><text:tab/>turnoJugador</text:span></text:p>
      <text:p text:style-name="P4">“<text:span text:style-name="T1">HUMANO”<text:tab/><text:tab/><text:tab/><text:tab/><text:tab/><text:tab/><text:tab/><text:tab/>HUMANO</text:span></text:p>
      <text:p text:style-name="P4">“<text:span text:style-name="T1">DIFICIL”<text:tab/><text:tab/><text:tab/><text:tab/><text:tab/><text:tab/> <text:tab/><text:tab/>DIFICIL</text:span></text:p>
      <text:p text:style-name="P4">“<text:span text:style-name="T1">FACIL”<text:tab/><text:tab/><text:tab/><text:tab/><text:tab/><text:tab/><text:tab/><text:tab/>FACIL</text:span></text:p>
      <text:p text:style-name="P4"><text:bookmark-end text:name="__DdeLink__620_3549432489"/>("(-"{Numero}+")") | {Numero}+ <text:s/><text:tab/><text:tab/><text:tab/><text:tab/><text:tab/>ENTERO</text:p>
      <text:p text:style-name="P4">{Numero}*{Coma}{Numero}*{Coma}{Numero}*{Coma}{Numero}* <text:tab/><text:tab/></text:p>
      <text:p text:style-name="P4"><text:tab/><text:tab/><text:tab/><text:tab/><text:tab/><text:tab/><text:tab/><text:tab/><text:tab/><text:tab/><text:tab/><text:tab/>COLOR</text:p>
      <text:p text:style-name="P4">({Numero2}{Numero}*{Punto}|{Punto}|{Numero}{Punto}){Numero}*{Numero}</text:p>
      <text:p text:style-name="P4"><text:tab/><text:tab/><text:tab/><text:tab/><text:tab/><text:tab/><text:tab/><text:tab/><text:tab/><text:tab/><text:tab/><text:tab/>DECIMAL</text:p>
      <text:p text:style-name="P4">({Letra}|{Caracteres1})({Letra}|{Numero}|{Caracteres1}|{Caracteres2})*</text:p>
      <text:p text:style-name="P4"><text:tab/><text:tab/><text:tab/><text:tab/><text:tab/><text:tab/><text:tab/><text:tab/><text:tab/><text:tab/><text:tab/><text:tab/>ID</text:p>
      <text:p text:style-name="P4">{Espacio}*<text:tab/><text:tab/><text:tab/><text:tab/><text:tab/><text:tab/><text:tab/><text:tab/>{}</text:p>
      <text:p text:style-name="P4">.<text:tab/><text:tab/><text:tab/><text:tab/><text:tab/><text:tab/><text:tab/><text:tab/><text:tab/>{} 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<text:span text:style-name="T2">Analizador Sintactico:</text:span> </text:p>
      <text:p text:style-name="P5"/>
      <text:p text:style-name="P5">T…………….VERDADERO, FALSO, LLAVE_A, LLAVE_B, AGRUPACION_A, <text:tab/><text:tab/><text:tab/><text:tab/><text:tab/>AGRUPACION_B, DOS_PUNTOS, COMA, PUNTO, COMILLAS,</text:p>
      <text:p text:style-name="P5"><text:tab/> <text:s text:c="11"/>MAPA, id, size, alAzar, pNeutrales, mapaCiego, acumular, NEUTRALES, <text:tab/><text:tab/><text:tab/> <text:tab/>mostrarNaves, mostrarEstadisticas,</text:p>
      <text:p text:style-name="P5"><text:tab/> <text:s text:c="11"/>produccion, finalizacion, PLANETAS, nombre, naves, porcMuertes, <text:tab/><text:tab/><text:tab/><text:tab/><text:tab/>PLANETAS_NEUTRALES, JUGADORES, planetas,</text:p>
      <text:p text:style-name="P5"><text:tab/> <text:s text:c="11"/>tipo, HUMANO, DIFICIL, FACIL, ENTERO, DECIMAL, ID, filas, columnas, color, <text:tab/><text:tab/><text:tab/>posX, posY, COLOR, SECUENCIAS,</text:p>
      <text:p text:style-name="P5"><text:tab/> <text:s text:c="11"/>TURNO, ACCIONES, Flota, planetaOrigen, planetaDestino, noNaves, <text:tab/><text:tab/><text:tab/><text:tab/><text:tab/>noJugadorEnvio, noJugadorAtaque, CONQUISTADO,</text:p>
      <text:p text:style-name="P5"><text:tab/> <text:s text:c="11"/>turnoLlegada, verificador, IMPACTOS, navesRestantes, estado, mensaje, <text:tab/><text:tab/><text:tab/><text:tab/>estadoJugador, noFlota, VIVO,</text:p>
      <text:p text:style-name="P5"><text:tab/> <text:s text:c="11"/>RESUMEN, JUGANDO, FUERA, jugadorAtacante, planetaAtacante, turnoJugador</text:p>
      <text:p text:style-name="P5"/>
      <text:p text:style-name="P5">N…………….{ a, a1, a2, a3, p1, p3, p4, juego, p2, d, c, g, e, f, j, h, i, j2, q, k, b, t, s, q3, u, v, w, aj, <text:tab/><text:tab/><text:tab/>ak, am, an, y, q5, z, aa, ab, ac, m, n, o, l, q8, ae, q7, af, ag, al, ah, ai, r, p, x, pn, jug, ad, </text:p>
      <text:p text:style-name="P5"><text:tab/><text:tab/>bq, p7, br, bs, bt, bu, cb, cc, bv, bp, bf, bg, bh, bi, bj, bk, bl, bm, bn, bo, p5, be, ba, bb, <text:tab/><text:tab/><text:tab/>p2, bc, bw, bd, bz, p6, by, bx, inicio}</text:p>
      <text:p text:style-name="P5"/>
      <text:p text:style-name="P5">So……………{ inicio }</text:p>
      <text:p text:style-name="P5"/>
      <text:p text:style-name="P5"><text:s text:c="4"/>inicio ::= a2 a3</text:p>
      <text:p text:style-name="P5">;</text:p>
      <text:p text:style-name="P5"><text:s text:c="4"/>a2 ::= SECUENCIAS LLAVE_A ba LLAVE_B</text:p>
      <text:p text:style-name="P5"><text:s text:c="4"/>| SECUENCIAS LLAVE_A LLAVE_B</text:p>
      <text:p text:style-name="P5">;</text:p>
      <text:p text:style-name="P5"><text:s text:c="4"/>ba ::= TURNO ENTERO AGRUPACION_A bb AGRUPACION_B COMA ba</text:p>
      <text:p text:style-name="P5"><text:s text:c="4"/>| TURNO ENTERO AGRUPACION_A bb AGRUPACION_B </text:p>
      <text:p text:style-name="P5">;</text:p>
      <text:p text:style-name="P5"><text:s text:c="4"/>bb ::= bc bb</text:p>
      <text:p text:style-name="P5"><text:s text:c="4"/>| bf bb</text:p>
      <text:p text:style-name="P5"><text:s text:c="4"/>| bx bb</text:p>
      <text:p text:style-name="P5"><text:s text:c="4"/>| COMA p2</text:p>
      <text:p text:style-name="P5"><text:s text:c="4"/>| </text:p>
      <text:p text:style-name="P5"><text:s text:c="4"/>| error</text:p>
      <text:p text:style-name="P5">;</text:p>
      <text:p text:style-name="P5"><text:s text:c="4"/>p2 ::= bc bb</text:p>
      <text:p text:style-name="P5"><text:s text:c="4"/>| bf bb</text:p>
      <text:p text:style-name="P5"><text:s text:c="4"/>| bx bb</text:p>
      <text:p text:style-name="P5"><text:s text:c="4"/>| error</text:p>
      <text:p text:style-name="P5">;</text:p>
      <text:p text:style-name="P5"><text:s text:c="4"/>bc ::= ACCIONES ID LLAVE_A bw LLAVE_B COMA</text:p>
      <text:p text:style-name="P5"><text:s text:c="4"/>| ACCIONES ID LLAVE_A LLAVE_B</text:p>
      <text:p text:style-name="P5">;</text:p>
      <text:p text:style-name="P5"><text:s text:c="4"/>bw ::= ID DOS_PUNTOS AGRUPACION_A bd AGRUPACION_B bw</text:p>
      <text:p text:style-name="P5"><text:s text:c="4"/>| ID DOS_PUNTOS LLAVE_A bd LLAVE_B</text:p>
      <text:p text:style-name="P5"/>
      <text:p text:style-name="P5"><text:soft-page-break/><text:s text:c="4"/>bd ::= Flota AGRUPACION_A be AGRUPACION_B bd</text:p>
      <text:p text:style-name="P5"><text:s text:c="4"/>| Flota AGRUPACION_A be AGRUPACION_B </text:p>
      <text:p text:style-name="P5">;</text:p>
      <text:p text:style-name="P5"><text:s text:c="4"/>be ::= bg be</text:p>
      <text:p text:style-name="P5"><text:s text:c="4"/>| bh be</text:p>
      <text:p text:style-name="P5"><text:s text:c="4"/>| bi be</text:p>
      <text:p text:style-name="P5"><text:s text:c="4"/>| bj be</text:p>
      <text:p text:style-name="P5"><text:s text:c="4"/>| bk be</text:p>
      <text:p text:style-name="P5"><text:s text:c="4"/>| bl be</text:p>
      <text:p text:style-name="P5"><text:s text:c="4"/>| bm be</text:p>
      <text:p text:style-name="P5"><text:s text:c="4"/>| bn be</text:p>
      <text:p text:style-name="P5"><text:s text:c="4"/>| bo be</text:p>
      <text:p text:style-name="P5"><text:s text:c="4"/>| COMA p5</text:p>
      <text:p text:style-name="P5"><text:s text:c="4"/>|</text:p>
      <text:p text:style-name="P5"><text:s text:c="4"/>| error</text:p>
      <text:p text:style-name="P5">;</text:p>
      <text:p text:style-name="P5"><text:s text:c="4"/>p5 ::= bg be</text:p>
      <text:p text:style-name="P5"><text:s text:c="4"/>| bh be</text:p>
      <text:p text:style-name="P5"><text:s text:c="4"/>| bi be</text:p>
      <text:p text:style-name="P5"><text:s text:c="4"/>| bj be</text:p>
      <text:p text:style-name="P5"><text:s text:c="4"/>| bk be</text:p>
      <text:p text:style-name="P5"><text:s text:c="4"/>| bl be</text:p>
      <text:p text:style-name="P5"><text:s text:c="4"/>| bm be</text:p>
      <text:p text:style-name="P5"><text:s text:c="4"/>| bn be</text:p>
      <text:p text:style-name="P5"><text:s text:c="4"/>| bo be</text:p>
      <text:p text:style-name="P5"><text:s text:c="4"/>| error</text:p>
      <text:p text:style-name="P5">;</text:p>
      <text:p text:style-name="P5"><text:s text:c="4"/>bg ::= noFlota DOS_PUNTOS ENTERO</text:p>
      <text:p text:style-name="P5">;</text:p>
      <text:p text:style-name="P5"><text:s text:c="4"/>bh ::= planetaOrigen DOS_PUNTOS ID</text:p>
      <text:p text:style-name="P5">;</text:p>
      <text:p text:style-name="P5"><text:s text:c="4"/>bi ::= planetaDestino DOS_PUNTOS ID</text:p>
      <text:p text:style-name="P5">;</text:p>
      <text:p text:style-name="P5"><text:s text:c="4"/>bj ::= noNaves DOS_PUNTOS ENTERO</text:p>
      <text:p text:style-name="P5">;</text:p>
      <text:p text:style-name="P5"><text:s text:c="4"/>bk ::= noJugadorEnvio DOS_PUNTOS ENTERO</text:p>
      <text:p text:style-name="P5">;</text:p>
      <text:p text:style-name="P5"><text:s text:c="4"/>bl ::= noJugadorAtaque DOS_PUNTOS ENTERO</text:p>
      <text:p text:style-name="P5">;</text:p>
      <text:p text:style-name="P5"><text:s text:c="4"/>bm ::= porcMuertes DOS_PUNTOS DECIMAL</text:p>
      <text:p text:style-name="P5">;</text:p>
      <text:p text:style-name="P5"><text:s text:c="4"/>bn ::= turnoLlegada DOS_PUNTOS ENTERO</text:p>
      <text:p text:style-name="P5">;</text:p>
      <text:p text:style-name="P5"><text:s text:c="4"/>bo ::= verificador DOS_PUNTOS VERDADERO</text:p>
      <text:p text:style-name="P5"><text:s text:c="4"/>| verificador DOS_PUNTOS FALSO</text:p>
      <text:p text:style-name="P5">;</text:p>
      <text:p text:style-name="P5"><text:s text:c="4"/>bf ::= IMPACTOS AGRUPACION_A bp AGRUPACION_B</text:p>
      <text:p text:style-name="P5"><text:s text:c="4"/>| IMPACTOS AGRUPACION_A AGRUPACION_B</text:p>
      <text:p text:style-name="P5">;</text:p>
      <text:p text:style-name="P5"><text:soft-page-break/><text:s text:c="4"/>bp ::= ID LLAVE_A bv LLAVE_B bp</text:p>
      <text:p text:style-name="P5"><text:s text:c="4"/>| ID LLAVE_A bv LLAVE_B</text:p>
      <text:p text:style-name="P5">;</text:p>
      <text:p text:style-name="P5"><text:s text:c="4"/>bv ::= ID AGRUPACION_A bq AGRUPACION_B COMA bv</text:p>
      <text:p text:style-name="P5"><text:s text:c="4"/>| ID AGRUPACION_A bq AGRUPACION_B</text:p>
      <text:p text:style-name="P5"/>
      <text:p text:style-name="P5"><text:s text:c="4"/>bq ::= br bq</text:p>
      <text:p text:style-name="P5"><text:s text:c="4"/>| bs bq</text:p>
      <text:p text:style-name="P5"><text:s text:c="4"/>| bt bq</text:p>
      <text:p text:style-name="P5"><text:s text:c="4"/>| bu bq</text:p>
      <text:p text:style-name="P5"><text:s text:c="4"/>| cb bq</text:p>
      <text:p text:style-name="P5"><text:s text:c="4"/>| cc bq</text:p>
      <text:p text:style-name="P5"><text:s text:c="4"/>| COMA p7</text:p>
      <text:p text:style-name="P5"><text:s text:c="4"/>|</text:p>
      <text:p text:style-name="P5"><text:s text:c="4"/>| error</text:p>
      <text:p text:style-name="P5">;</text:p>
      <text:p text:style-name="P5"><text:s text:c="4"/>p7 ::= br bq</text:p>
      <text:p text:style-name="P5"><text:s text:c="4"/>| bs bq</text:p>
      <text:p text:style-name="P5"><text:s text:c="4"/>| bt bq</text:p>
      <text:p text:style-name="P5"><text:s text:c="4"/>| bu bq</text:p>
      <text:p text:style-name="P5"><text:s text:c="4"/>| cb bq</text:p>
      <text:p text:style-name="P5"><text:s text:c="4"/>| cc bq</text:p>
      <text:p text:style-name="P5"><text:s text:c="4"/>| error</text:p>
      <text:p text:style-name="P5">;</text:p>
      <text:p text:style-name="P5"><text:s text:c="4"/>br ::= navesRestantes DOS_PUNTOS ENTERO</text:p>
      <text:p text:style-name="P5">;</text:p>
      <text:p text:style-name="P5"><text:s text:c="4"/>bs ::= estado DOS_PUNTOS ID</text:p>
      <text:p text:style-name="P5">;</text:p>
      <text:p text:style-name="P5"><text:s text:c="4"/>bt ::= mensaje DOS_PUNTOS ID</text:p>
      <text:p text:style-name="P5">;</text:p>
      <text:p text:style-name="P5"><text:s text:c="4"/>bu ::= noFlota DOS_PUNTOS ENTERO</text:p>
      <text:p text:style-name="P5">;</text:p>
      <text:p text:style-name="P5"><text:s text:c="4"/>bx ::= RESUMEN LLAVE_A by LLAVE_B </text:p>
      <text:p text:style-name="P5">;</text:p>
      <text:p text:style-name="P5"><text:s text:c="4"/>by ::= bz by</text:p>
      <text:p text:style-name="P5"><text:s text:c="4"/>| COMA p6</text:p>
      <text:p text:style-name="P5"><text:s text:c="4"/>| </text:p>
      <text:p text:style-name="P5">;</text:p>
      <text:p text:style-name="P5"><text:s text:c="4"/>p6 ::= bz by</text:p>
      <text:p text:style-name="P5">;</text:p>
      <text:p text:style-name="P5"><text:s text:c="4"/>bz ::= estado ID DOS_PUNTOS VERDADERO </text:p>
      <text:p text:style-name="P5"><text:s text:c="4"/>| estado ID DOS_PUNTOS FALSO</text:p>
      <text:p text:style-name="P5">;</text:p>
      <text:p text:style-name="P5"><text:s text:c="4"/>a3 ::= turnoJugador DOS_PUNTOS ENTERO</text:p>
      <text:p text:style-name="P5">;</text:p>
      <text:p text:style-name="P5"><text:s text:c="4"/></text:p>
      <text:p text:style-name="P5"/>
      <text:p text:style-name="P5"/>
      <text:p text:style-name="P5"/>
      <text:p text:style-name="P5"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9:02:36.869020287</meta:creation-date>
    <dc:date>2020-03-29T19:39:21.944793572</dc:date>
    <meta:editing-duration>PT10M46S</meta:editing-duration>
    <meta:editing-cycles>1</meta:editing-cycles>
    <meta:document-statistic meta:table-count="0" meta:image-count="0" meta:object-count="0" meta:page-count="6" meta:paragraph-count="212" meta:word-count="709" meta:character-count="5372" meta:non-whitespace-character-count="3914"/>
    <meta:generator>LibreOffice/6.0.7.3$Linux_X86_64 LibreOffice_project/00m0$Build-3</meta:generator>
  </office:meta>
</office:document-meta>
</file>